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 officeooo:paragraph-rsid="000fc6cd"/>
    </style:style>
    <style:style style:name="P2" style:family="paragraph" style:parent-style-name="Standard" style:list-style-name="L1">
      <style:text-properties fo:language="en" fo:country="US" officeooo:paragraph-rsid="0011baf0"/>
    </style:style>
    <style:style style:name="P3" style:family="paragraph" style:parent-style-name="Standard" style:list-style-name="L1">
      <style:text-properties fo:language="en" fo:country="US" officeooo:paragraph-rsid="0011d1f6"/>
    </style:style>
    <style:style style:name="P4" style:family="paragraph" style:parent-style-name="Standard" style:list-style-name="L1">
      <style:text-properties fo:language="en" fo:country="US" officeooo:paragraph-rsid="001456f4"/>
    </style:style>
    <style:style style:name="P5" style:family="paragraph" style:parent-style-name="Standard" style:list-style-name="L1">
      <style:text-properties fo:language="en" fo:country="US" officeooo:paragraph-rsid="001653ea"/>
    </style:style>
    <style:style style:name="P6" style:family="paragraph" style:parent-style-name="Standard" style:list-style-name="L1">
      <style:text-properties fo:language="en" fo:country="US" officeooo:paragraph-rsid="001835ad"/>
    </style:style>
    <style:style style:name="P7" style:family="paragraph" style:parent-style-name="Standard" style:list-style-name="L1">
      <style:text-properties fo:language="en" fo:country="US" officeooo:paragraph-rsid="00190511"/>
    </style:style>
    <style:style style:name="P8" style:family="paragraph" style:parent-style-name="Standard" style:list-style-name="L1">
      <style:text-properties fo:language="en" fo:country="US" officeooo:paragraph-rsid="001996a9"/>
    </style:style>
    <style:style style:name="P9" style:family="paragraph" style:parent-style-name="Standard" style:list-style-name="L1">
      <style:text-properties fo:language="en" fo:country="US" officeooo:paragraph-rsid="001b553d"/>
    </style:style>
    <style:style style:name="P10" style:family="paragraph" style:parent-style-name="Standard" style:list-style-name="L1">
      <style:text-properties fo:language="en" fo:country="US" officeooo:paragraph-rsid="001ed1e5"/>
    </style:style>
    <style:style style:name="P11" style:family="paragraph" style:parent-style-name="Standard" style:list-style-name="L1">
      <style:text-properties fo:language="en" fo:country="US" officeooo:paragraph-rsid="001ede91"/>
    </style:style>
    <style:style style:name="P12" style:family="paragraph" style:parent-style-name="Standard">
      <style:text-properties fo:language="en" fo:country="US" officeooo:paragraph-rsid="000fc6cd"/>
    </style:style>
    <style:style style:name="P13" style:family="paragraph" style:parent-style-name="Standard">
      <style:text-properties fo:language="en" fo:country="US" officeooo:paragraph-rsid="0011d1f6"/>
    </style:style>
    <style:style style:name="P14" style:family="paragraph" style:parent-style-name="Standard" style:list-style-name="L1">
      <style:text-properties fo:language="en" fo:country="US" fo:font-weight="bold" officeooo:paragraph-rsid="0011d1f6" style:font-weight-asian="bold" style:font-weight-complex="bold"/>
    </style:style>
    <style:style style:name="P15" style:family="paragraph" style:parent-style-name="Standard" style:list-style-name="L1">
      <style:text-properties fo:language="en" fo:country="US" fo:font-weight="bold" officeooo:paragraph-rsid="000fc6cd" style:font-weight-asian="bold" style:font-weight-complex="bold"/>
    </style:style>
    <style:style style:name="P16" style:family="paragraph" style:parent-style-name="Standard" style:list-style-name="L1">
      <style:text-properties fo:language="en" fo:country="US" fo:font-weight="bold" officeooo:paragraph-rsid="001456f4" style:font-weight-asian="bold" style:font-weight-complex="bold"/>
    </style:style>
    <style:style style:name="P17" style:family="paragraph" style:parent-style-name="Standard" style:list-style-name="L1">
      <style:text-properties fo:language="en" fo:country="US" fo:font-weight="bold" officeooo:paragraph-rsid="001835ad" style:font-weight-asian="bold" style:font-weight-complex="bold"/>
    </style:style>
    <style:style style:name="P18" style:family="paragraph" style:parent-style-name="Standard" style:list-style-name="L1">
      <style:text-properties fo:language="en" fo:country="US" fo:font-weight="bold" officeooo:paragraph-rsid="00190511" style:font-weight-asian="bold" style:font-weight-complex="bold"/>
    </style:style>
    <style:style style:name="P19" style:family="paragraph" style:parent-style-name="Standard" style:list-style-name="L1">
      <style:text-properties fo:language="en" fo:country="US" fo:font-weight="bold" officeooo:paragraph-rsid="001996a9" style:font-weight-asian="bold" style:font-weight-complex="bold"/>
    </style:style>
    <style:style style:name="P20" style:family="paragraph" style:parent-style-name="Standard" style:list-style-name="L1">
      <style:text-properties fo:language="en" fo:country="US" fo:font-weight="bold" officeooo:paragraph-rsid="001b553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bold" officeooo:paragraph-rsid="001ed1e5" style:font-weight-asian="bold" style:font-weight-complex="bold"/>
    </style:style>
    <style:style style:name="P22" style:family="paragraph" style:parent-style-name="Standard" style:list-style-name="L1">
      <style:text-properties fo:language="en" fo:country="US" fo:font-weight="bold" officeooo:paragraph-rsid="001ede91" style:font-weight-asian="bold" style:font-weight-complex="bold"/>
    </style:style>
    <style:style style:name="P23" style:family="paragraph" style:parent-style-name="Standard" style:list-style-name="L1">
      <style:text-properties fo:language="en" fo:country="US" fo:font-weight="bold" officeooo:paragraph-rsid="001f07aa" style:font-weight-asian="bold" style:font-weight-complex="bold"/>
    </style:style>
    <style:style style:name="P24" style:family="paragraph" style:parent-style-name="Standard">
      <style:text-properties fo:language="en" fo:country="US" fo:font-weight="bold" officeooo:paragraph-rsid="001996a9" style:font-weight-asian="bold" style:font-weight-complex="bold"/>
    </style:style>
    <style:style style:name="P25" style:family="paragraph" style:parent-style-name="Standard">
      <style:text-properties fo:language="en" fo:country="US" fo:font-weight="bold" officeooo:paragraph-rsid="001b553d" style:font-weight-asian="bold" style:font-weight-complex="bold"/>
    </style:style>
    <style:style style:name="P26" style:family="paragraph" style:parent-style-name="Standard" style:list-style-name="L1">
      <style:text-properties fo:language="en" fo:country="US" fo:font-weight="bold" officeooo:rsid="0011d1f6" officeooo:paragraph-rsid="001d009e" style:font-weight-asian="bold" style:font-weight-complex="bold"/>
    </style:style>
    <style:style style:name="P27" style:family="paragraph" style:parent-style-name="Standard" style:list-style-name="L1">
      <style:text-properties fo:language="en" fo:country="US" fo:font-weight="bold" officeooo:rsid="0011d1f6" officeooo:paragraph-rsid="0022af70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11d1f6" officeooo:paragraph-rsid="001d009e" style:font-weight-asian="bold" style:font-weight-complex="bold"/>
    </style:style>
    <style:style style:name="P29" style:family="paragraph" style:parent-style-name="Standard">
      <style:text-properties fo:language="en" fo:country="US" officeooo:paragraph-rsid="00190511"/>
    </style:style>
    <style:style style:name="P30" style:family="paragraph" style:parent-style-name="Standard">
      <style:text-properties fo:language="en" fo:country="US" officeooo:paragraph-rsid="001996a9"/>
    </style:style>
    <style:style style:name="P31" style:family="paragraph" style:parent-style-name="Standard">
      <style:text-properties fo:language="en" fo:country="US" officeooo:paragraph-rsid="001b553d"/>
    </style:style>
    <style:style style:name="P32" style:family="paragraph" style:parent-style-name="Standard">
      <style:text-properties fo:language="en" fo:country="US" officeooo:paragraph-rsid="001d009e"/>
    </style:style>
    <style:style style:name="P33" style:family="paragraph" style:parent-style-name="Standard" style:list-style-name="L1">
      <style:text-properties fo:language="en" fo:country="US" officeooo:rsid="0011d1f6" officeooo:paragraph-rsid="00238c98"/>
    </style:style>
    <style:style style:name="P34" style:family="paragraph" style:parent-style-name="Standard" style:list-style-name="L1">
      <style:text-properties fo:font-variant="normal" fo:text-transform="none" fo:color="#333333" fo:letter-spacing="normal" fo:language="en" fo:country="US" fo:font-weight="bold" officeooo:paragraph-rsid="001ed1e5" style:font-weight-asian="bold" style:font-weight-complex="bold"/>
    </style:style>
    <style:style style:name="P35" style:family="paragraph" style:parent-style-name="Standard">
      <style:text-properties officeooo:rsid="0011d1f6"/>
    </style:style>
    <style:style style:name="P36" style:family="paragraph" style:parent-style-name="Standard" style:list-style-name="L1">
      <style:text-properties officeooo:rsid="0011d1f6" officeooo:paragraph-rsid="001d009e"/>
    </style:style>
    <style:style style:name="P37" style:family="paragraph" style:parent-style-name="Standard" style:list-style-name="L1">
      <style:text-properties officeooo:rsid="0011d1f6" officeooo:paragraph-rsid="00209896"/>
    </style:style>
    <style:style style:name="P38" style:family="paragraph" style:parent-style-name="Standard" style:list-style-name="L1">
      <style:text-properties officeooo:rsid="0011d1f6" officeooo:paragraph-rsid="00218a1c"/>
    </style:style>
    <style:style style:name="P39" style:family="paragraph" style:parent-style-name="Standard" style:list-style-name="L1">
      <style:text-properties officeooo:rsid="0011d1f6" officeooo:paragraph-rsid="0022af70"/>
    </style:style>
    <style:style style:name="P40" style:family="paragraph" style:parent-style-name="Standard" style:list-style-name="L1">
      <style:text-properties officeooo:rsid="0011d1f6" officeooo:paragraph-rsid="00238c98"/>
    </style:style>
    <style:style style:name="P41" style:family="paragraph" style:parent-style-name="Standard">
      <style:text-properties officeooo:rsid="0011d1f6" officeooo:paragraph-rsid="00209896"/>
    </style:style>
    <style:style style:name="P42" style:family="paragraph" style:parent-style-name="Preformatted_20_Text" style:list-style-name="L1">
      <style:text-properties fo:font-variant="normal" fo:text-transform="none" fo:color="#333333" fo:letter-spacing="normal" fo:language="en" fo:country="US" officeooo:paragraph-rsid="000fc6cd"/>
    </style:style>
    <style:style style:name="P43" style:family="paragraph" style:parent-style-name="Preformatted_20_Text" style:list-style-name="L1">
      <style:text-properties fo:font-variant="normal" fo:text-transform="none" fo:color="#333333" fo:letter-spacing="normal" fo:language="en" fo:country="US" officeooo:paragraph-rsid="0011baf0"/>
    </style:style>
    <style:style style:name="P44" style:family="paragraph" style:parent-style-name="Preformatted_20_Text" style:list-style-name="L1">
      <style:text-properties fo:font-variant="normal" fo:text-transform="none" fo:color="#333333" fo:letter-spacing="normal" fo:language="en" fo:country="US" officeooo:paragraph-rsid="0011d1f6"/>
    </style:style>
    <style:style style:name="P45" style:family="paragraph" style:parent-style-name="Preformatted_20_Text" style:list-style-name="L1">
      <style:text-properties fo:font-variant="normal" fo:text-transform="none" fo:color="#333333" fo:letter-spacing="normal" fo:language="en" fo:country="US" fo:font-weight="bold" officeooo:paragraph-rsid="000fc6cd" style:font-weight-asian="bold" style:font-weight-complex="bold"/>
    </style:style>
    <style:style style:name="P46" style:family="paragraph" style:parent-style-name="Preformatted_20_Text" style:list-style-name="L1">
      <style:text-properties fo:font-variant="normal" fo:text-transform="none" fo:color="#333333" fo:letter-spacing="normal" fo:language="en" fo:country="US" fo:font-weight="bold" officeooo:paragraph-rsid="001835ad" style:font-weight-asian="bold" style:font-weight-complex="bold"/>
    </style:style>
    <style:style style:name="P47" style:family="paragraph" style:parent-style-name="Preformatted_20_Text" style:list-style-name="L1">
      <style:text-properties fo:font-variant="normal" fo:text-transform="none" fo:color="#333333" fo:letter-spacing="normal" fo:language="en" fo:country="US" fo:font-weight="bold" officeooo:paragraph-rsid="001ed1e5" style:font-weight-asian="bold" style:font-weight-complex="bold"/>
    </style:style>
    <style:style style:name="P48" style:family="paragraph" style:parent-style-name="Preformatted_20_Text" style:list-style-name="L1">
      <style:text-properties fo:font-variant="normal" fo:text-transform="none" fo:color="#333333" fo:letter-spacing="normal" fo:language="en" fo:country="US" fo:font-weight="bold" officeooo:paragraph-rsid="001ede91" style:font-weight-asian="bold" style:font-weight-complex="bold"/>
    </style:style>
    <style:style style:name="P49" style:family="paragraph" style:parent-style-name="Preformatted_20_Text" style:list-style-name="L1">
      <style:text-properties fo:font-variant="normal" fo:text-transform="none" fo:color="#333333" style:font-name="Consolas" fo:font-size="9.75pt" fo:letter-spacing="normal" fo:language="en" fo:country="US" fo:font-style="normal" fo:font-weight="bold" officeooo:rsid="000fc6cd" officeooo:paragraph-rsid="000fc6cd" style:font-weight-asian="bold" style:font-weight-complex="bold"/>
    </style:style>
    <style:style style:name="P50" style:family="paragraph" style:parent-style-name="Header">
      <style:text-properties officeooo:paragraph-rsid="00209896"/>
    </style:style>
    <style:style style:name="T1" style:family="text">
      <style:text-properties officeooo:rsid="000fc6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d1f6" style:font-weight-asian="normal" style:font-weight-complex="normal"/>
    </style:style>
    <style:style style:name="T4" style:family="text">
      <style:text-properties fo:font-weight="normal" officeooo:rsid="001835ad" style:font-weight-asian="normal" style:font-weight-complex="normal"/>
    </style:style>
    <style:style style:name="T5" style:family="text">
      <style:text-properties fo:font-weight="normal" officeooo:rsid="00190511" style:font-weight-asian="normal" style:font-weight-complex="normal"/>
    </style:style>
    <style:style style:name="T6" style:family="text">
      <style:text-properties fo:font-weight="normal" officeooo:rsid="001996a9" style:font-weight-asian="normal" style:font-weight-complex="normal"/>
    </style:style>
    <style:style style:name="T7" style:family="text">
      <style:text-properties fo:font-weight="normal" officeooo:rsid="000fc6cd" style:font-weight-asian="normal" style:font-weight-complex="normal"/>
    </style:style>
    <style:style style:name="T8" style:family="text">
      <style:text-properties fo:font-weight="normal" officeooo:rsid="001b553d" style:font-weight-asian="normal" style:font-weight-complex="normal"/>
    </style:style>
    <style:style style:name="T9" style:family="text">
      <style:text-properties fo:font-weight="normal" officeooo:rsid="001d009e" style:font-weight-asian="normal" style:font-weight-complex="normal"/>
    </style:style>
    <style:style style:name="T10" style:family="text">
      <style:text-properties fo:font-weight="normal" officeooo:rsid="001e44ea" style:font-weight-asian="normal" style:font-weight-complex="normal"/>
    </style:style>
    <style:style style:name="T11" style:family="text">
      <style:text-properties fo:font-weight="normal" officeooo:rsid="001ed1e5" style:font-weight-asian="normal" style:font-weight-complex="normal"/>
    </style:style>
    <style:style style:name="T12" style:family="text">
      <style:text-properties fo:font-weight="normal" officeooo:rsid="001f07aa" style:font-weight-asian="normal" style:font-weight-complex="normal"/>
    </style:style>
    <style:style style:name="T13" style:family="text">
      <style:text-properties fo:font-weight="normal" officeooo:rsid="00209896" style:font-weight-asian="normal" style:font-weight-complex="normal"/>
    </style:style>
    <style:style style:name="T14" style:family="text">
      <style:text-properties fo:font-weight="normal" officeooo:rsid="00218a1c" style:font-weight-asian="normal" style:font-weight-complex="normal"/>
    </style:style>
    <style:style style:name="T15" style:family="text">
      <style:text-properties fo:font-weight="normal" officeooo:rsid="00238c98" style:font-weight-asian="normal" style:font-weight-complex="normal"/>
    </style:style>
    <style:style style:name="T16" style:family="text">
      <style:text-properties fo:font-weight="normal" officeooo:rsid="0023a6e5" style:font-weight-asian="normal" style:font-weight-complex="normal"/>
    </style:style>
    <style:style style:name="T17" style:family="text">
      <style:text-properties style:font-name="Consolas" fo:font-size="9.75pt" fo:font-style="normal" fo:font-weight="normal" officeooo:rsid="000fc6cd"/>
    </style:style>
    <style:style style:name="T18" style:family="text">
      <style:text-properties style:font-name="Consolas" fo:font-size="9.75pt" fo:font-style="normal" fo:font-weight="normal" officeooo:rsid="001835ad" style:font-weight-asian="normal" style:font-weight-complex="normal"/>
    </style:style>
    <style:style style:name="T19" style:family="text">
      <style:text-properties style:font-name="Consolas" fo:font-size="9.75pt" fo:font-style="normal" fo:font-weight="normal" officeooo:rsid="001ed1e5" style:font-weight-asian="normal" style:font-weight-complex="normal"/>
    </style:style>
    <style:style style:name="T20" style:family="text">
      <style:text-properties style:font-name="Consolas" fo:font-size="9.75pt" fo:font-style="normal" officeooo:rsid="000fc6cd"/>
    </style:style>
    <style:style style:name="T21" style:family="text">
      <style:text-properties style:font-name="Consolas" fo:font-size="9.75pt" fo:font-style="normal" officeooo:rsid="0011baf0"/>
    </style:style>
    <style:style style:name="T22" style:family="text">
      <style:text-properties style:font-name="Consolas" fo:font-size="9.75pt" fo:font-style="normal" fo:font-weight="bold" officeooo:rsid="000fc6cd" style:font-weight-asian="bold" style:font-weight-complex="bold"/>
    </style:style>
    <style:style style:name="T23" style:family="text">
      <style:text-properties style:font-name="Consolas" fo:font-size="9.75pt" fo:font-style="normal" fo:font-weight="bold" officeooo:rsid="0011baf0" style:font-weight-asian="bold" style:font-weight-complex="bold"/>
    </style:style>
    <style:style style:name="T24" style:family="text">
      <style:text-properties style:font-name="Consolas" fo:font-size="9.75pt" fo:font-style="normal" officeooo:rsid="001835ad"/>
    </style:style>
    <style:style style:name="T25" style:family="text">
      <style:text-properties style:font-name="Consolas" fo:font-size="9.75pt" fo:font-style="normal" officeooo:rsid="001ed1e5"/>
    </style:style>
    <style:style style:name="T26" style:family="text">
      <style:text-properties style:font-name="Consolas" fo:font-size="9.75pt" fo:font-style="normal" officeooo:rsid="001ede91"/>
    </style:style>
    <style:style style:name="T27" style:family="text">
      <style:text-properties style:font-name="Consolas" fo:font-size="9.75pt" fo:font-style="normal" officeooo:rsid="001f07aa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1d009e" style:font-weight-asian="bold" style:font-weight-complex="bold"/>
    </style:style>
    <style:style style:name="T30" style:family="text">
      <style:text-properties fo:language="en" fo:country="US" fo:font-weight="bold" officeooo:rsid="00209896" style:font-weight-asian="bold" style:font-weight-complex="bold"/>
    </style:style>
    <style:style style:name="T31" style:family="text">
      <style:text-properties fo:language="en" fo:country="US" fo:font-weight="bold" officeooo:rsid="00238c98" style:font-weight-asian="bold" style:font-weight-complex="bold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fo:font-weight="normal" officeooo:rsid="00218a1c" style:font-weight-asian="normal" style:font-weight-complex="normal"/>
    </style:style>
    <style:style style:name="T34" style:family="text">
      <style:text-properties officeooo:rsid="0011baf0"/>
    </style:style>
    <style:style style:name="T35" style:family="text">
      <style:text-properties officeooo:rsid="0011d1f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fc6cd" style:font-weight-asian="bold" style:font-weight-complex="bold"/>
    </style:style>
    <style:style style:name="T38" style:family="text">
      <style:text-properties fo:font-weight="bold" officeooo:rsid="0011baf0" style:font-weight-asian="bold" style:font-weight-complex="bold"/>
    </style:style>
    <style:style style:name="T39" style:family="text">
      <style:text-properties fo:font-weight="bold" officeooo:rsid="001653ea" style:font-weight-asian="bold" style:font-weight-complex="bold"/>
    </style:style>
    <style:style style:name="T40" style:family="text">
      <style:text-properties fo:font-weight="bold" officeooo:rsid="00190511" style:font-weight-asian="bold" style:font-weight-complex="bold"/>
    </style:style>
    <style:style style:name="T41" style:family="text">
      <style:text-properties fo:font-weight="bold" officeooo:rsid="001835ad" style:font-weight-asian="bold" style:font-weight-complex="bold"/>
    </style:style>
    <style:style style:name="T42" style:family="text">
      <style:text-properties fo:font-weight="bold" officeooo:rsid="001996a9" style:font-weight-asian="bold" style:font-weight-complex="bold"/>
    </style:style>
    <style:style style:name="T43" style:family="text">
      <style:text-properties fo:font-weight="bold" officeooo:rsid="001b553d" style:font-weight-asian="bold" style:font-weight-complex="bold"/>
    </style:style>
    <style:style style:name="T44" style:family="text">
      <style:text-properties fo:font-weight="bold" officeooo:rsid="00218a1c" style:font-weight-asian="bold" style:font-weight-complex="bold"/>
    </style:style>
    <style:style style:name="T45" style:family="text">
      <style:text-properties officeooo:rsid="001653ea"/>
    </style:style>
    <style:style style:name="T46" style:family="text">
      <style:text-properties officeooo:rsid="001835ad"/>
    </style:style>
    <style:style style:name="T47" style:family="text">
      <style:text-properties officeooo:rsid="00190511"/>
    </style:style>
    <style:style style:name="T48" style:family="text">
      <style:text-properties officeooo:rsid="001996a9"/>
    </style:style>
    <style:style style:name="T49" style:family="text">
      <style:text-properties officeooo:rsid="001b553d"/>
    </style:style>
    <style:style style:name="T50" style:family="text">
      <style:text-properties officeooo:rsid="001d009e"/>
    </style:style>
    <style:style style:name="T51" style:family="text">
      <style:text-properties officeooo:rsid="001e44ea"/>
    </style:style>
    <style:style style:name="T52" style:family="text">
      <style:text-properties officeooo:rsid="001ed1e5"/>
    </style:style>
    <style:style style:name="T53" style:family="text">
      <style:text-properties officeooo:rsid="001f07aa"/>
    </style:style>
    <style:style style:name="T54" style:family="text">
      <style:text-properties officeooo:rsid="00209896"/>
    </style:style>
    <style:style style:name="T55" style:family="text">
      <style:text-properties officeooo:rsid="00209fe2"/>
    </style:style>
    <style:style style:name="T56" style:family="text">
      <style:text-properties officeooo:rsid="00218a1c"/>
    </style:style>
    <style:style style:name="T57" style:family="text">
      <style:text-properties officeooo:rsid="00238c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9798657" text:style-name="L1">
        <text:list-item>
          <text:p text:style-name="P45"><text:span text:style-name="T20">Scenario: Not “Logged In / </text:span><text:span text:style-name="T21">registered”</text:span><text:span text:style-name="T20"> user visit </text:span><text:span text:style-name="T21">Article </text:span><text:span text:style-name="T20">website</text:span></text:p>
          <text:p text:style-name="P42"><text:span text:style-name="T17"/></text:p>
          <text:p text:style-name="P1"><text:span text:style-name="T37">Given</text:span><text:span text:style-name="T1"> ”Not Logged In User” <text:s/>named Jack </text:span></text:p>
          <text:p text:style-name="P1"><text:span text:style-name="T37">When</text:span><text:span text:style-name="T1"> <text:s/>Jack vis</text:span><text:span text:style-name="T34">i</text:span><text:span text:style-name="T1">ts Article website</text:span></text:p>
          <text:p text:style-name="P2"><text:span text:style-name="T37">Then</text:span><text:span text:style-name="T1"> Jack is allowed to</text:span><text:span text:style-name="T46"> </text:span><text:span text:style-name="T1">see all </text:span><text:span text:style-name="T53">PUBLIC </text:span><text:span text:style-name="T34">a</text:span><text:span text:style-name="T1">rticles published on </text:span><text:span text:style-name="T1"><text:s/>websi</text:span><text:span text:style-name="T34">te</text:span></text:p>
          <text:list>
            <text:list-header>
              <text:p text:style-name="P2"><text:span text:style-name="T37">And</text:span><text:span text:style-name="T1"> </text:span><text:span text:style-name="T35">he's</text:span><text:span text:style-name="T1"> is Allowed </text:span><text:span text:style-name="T34">to see all comments available for published articles</text:span></text:p>
              <text:p text:style-name="P2"><text:span text:style-name="T38">And</text:span><text:span text:style-name="T34"> </text:span><text:span text:style-name="T35">he's</text:span><text:span text:style-name="T34"> is allowed to see all scoring values of published articles</text:span></text:p>
              <text:p text:style-name="P5"><text:span text:style-name="T39">But</text:span><text:span text:style-name="T45"> he's not allowed to submit any comment for published articles</text:span></text:p>
              <text:p text:style-name="P5"><text:span text:style-name="T39">But</text:span><text:span text:style-name="T45"> he's not allowed to give any score for published articles</text:span></text:p>
              <text:p text:style-name="P7"><text:span text:style-name="T40">But</text:span><text:span text:style-name="T47"> he's not allowed to publish any article </text:span></text:p>
              <text:p text:style-name="P2"><text:span text:style-name="T34"/></text:p>
              <text:p text:style-name="P2"><text:span text:style-name="T1"/></text:p>
            </text:list-header>
          </text:list>
        </text:list-item>
        <text:list-item>
          <text:p text:style-name="P49">Scenario: Not registered user want to register on Article website</text:p>
          <text:p text:style-name="P43"><text:span text:style-name="T17"/></text:p>
          <text:p text:style-name="P1"><text:span text:style-name="T37">Given</text:span><text:span text:style-name="T1"> “</text:span><text:span text:style-name="T34">Note registered User</text:span><text:span text:style-name="T1">” </text:span><text:span text:style-name="T34">named Sara with correct Facebook_id</text:span></text:p>
          <text:p text:style-name="P1"><text:span text:style-name="T37">When</text:span><text:span text:style-name="T1"> </text:span><text:span text:style-name="T34">Sara try to register on Article website</text:span></text:p>
          <text:p text:style-name="P1"><text:span text:style-name="T37">Then</text:span><text:span text:style-name="T1"> </text:span><text:span text:style-name="T34">Sara is allowed to fill and submit registration form </text:span></text:p>
        </text:list-item>
      </text:list>
      <text:p text:style-name="P12"><text:span text:style-name="T34"/></text:p>
      <text:list xml:id="list1824603732" text:continue-numbering="true" text:style-name="L1">
        <text:list-item>
          <text:p text:style-name="P49"><text:span text:style-name="T20">Scenario: </text:span><text:span text:style-name="T21">Not registered user want to register on Article website</text:span></text:p>
          <text:p text:style-name="P44"><text:span text:style-name="T17"/></text:p>
          <text:p text:style-name="P3"><text:span text:style-name="T37">Given</text:span><text:span text:style-name="T1"> “</text:span><text:span text:style-name="T34">Note registered User</text:span><text:span text:style-name="T1">” </text:span><text:span text:style-name="T34">named Sara with </text:span><text:span text:style-name="T35">not </text:span><text:span text:style-name="T34">correct Facebook_id</text:span></text:p>
          <text:p text:style-name="P3"><text:span text:style-name="T37">When</text:span><text:span text:style-name="T1"> </text:span><text:span text:style-name="T34">Sara try to register on Article website</text:span></text:p>
          <text:p text:style-name="P3"><text:span text:style-name="T37">Then</text:span><text:span text:style-name="T1"> </text:span><text:span text:style-name="T34">Sara is </text:span><text:span text:style-name="T35">not </text:span><text:span text:style-name="T34">allowed to fill and submit registration form </text:span></text:p>
          <text:list>
            <text:list-header>
              <text:p text:style-name="P3"><text:span text:style-name="T39">But</text:span><text:span text:style-name="T35"> she will be notified by a descriptive alert about failed attempt</text:span></text:p>
            </text:list-header>
          </text:list>
          <text:p text:style-name="P1"><text:span text:style-name="T1"/></text:p>
        </text:list-item>
        <text:list-item>
          <text:p text:style-name="P49">Scenario: <text:span text:style-name="T34">Not “Logged In User” try to login</text:span><text:span text:style-name="T17"> </text:span></text:p>
          <text:p text:style-name="P43"><text:span text:style-name="T17"/></text:p>
          <text:p text:style-name="P1"><text:span text:style-name="T37">Given</text:span><text:span text:style-name="T1"> </text:span><text:span text:style-name="T34">Not logged In user named Jack with correct Facebook_id </text:span></text:p>
          <text:p text:style-name="P1"><text:span text:style-name="T37">When</text:span><text:span text:style-name="T1"> </text:span><text:span text:style-name="T34">Jack try to login on Article website</text:span></text:p>
          <text:p text:style-name="P1"><text:span text:style-name="T37">Then</text:span><text:span text:style-name="T1"> </text:span><text:span text:style-name="T35">Jack will be signed in Article website</text:span></text:p>
        </text:list-item>
      </text:list>
      <text:p text:style-name="P12"/>
      <text:p text:style-name="P12"><text:span text:style-name="T35"/></text:p>
      <text:list xml:id="list1032939313" text:continue-numbering="true" text:style-name="L1">
        <text:list-item>
          <text:p text:style-name="P44"><text:span text:style-name="T22">Scenario: </text:span><text:span text:style-name="T23">Not “Logged In User” try to login</text:span><text:span text:style-name="T17"> </text:span></text:p>
          <text:p text:style-name="P44"><text:span text:style-name="T17"/></text:p>
          <text:p text:style-name="P3"><text:span text:style-name="T37">Given</text:span><text:span text:style-name="T1"> </text:span><text:span text:style-name="T34">Not logged In user named Jack with </text:span><text:span text:style-name="T35">not </text:span><text:span text:style-name="T34">correct Facebook_id </text:span></text:p>
          <text:p text:style-name="P3"><text:span text:style-name="T37">When</text:span><text:span text:style-name="T1"> </text:span><text:span text:style-name="T34">Jack try to login on Article website</text:span></text:p>
          <text:p text:style-name="P14"><text:span text:style-name="T1">Then </text:span><text:span text:style-name="T3">Jack will not be signed in Article website</text:span></text:p>
          <text:list>
            <text:list-header>
              <text:p text:style-name="P3"><text:span text:style-name="T39">But</text:span><text:span text:style-name="T35"> Jack will see a descriptive notification about his failed attempt</text:span></text:p>
            </text:list-header>
          </text:list>
        </text:list-item>
      </text:list>
      <text:p text:style-name="P13"><text:span text:style-name="T35"/></text:p>
      <text:p text:style-name="P13"><text:span text:style-name="T35"/></text:p>
      <text:list xml:id="list1552034121" text:continue-numbering="true" text:style-name="L1">
        <text:list-item>
          <text:p text:style-name="P46"><text:span text:style-name="T20">Scenario: </text:span><text:span text:style-name="T24">logged in user try to submit a comment</text:span><text:bookmark-start text:name="__DdeLink__14_1987294386"/></text:p>
          <text:p text:style-name="P1"><text:span text:style-name="T1"/></text:p>
          <text:p text:style-name="P15"><text:span text:style-name="T1">Given </text:span><text:span text:style-name="T4">logged in user named Jack</text:span></text:p>
          <text:p text:style-name="P1"><text:span text:style-name="T37">When</text:span><text:span text:style-name="T1"> </text:span><text:span text:style-name="T46">Jack try to submit a comment for article X</text:span></text:p>
          <text:p text:style-name="P15">Then<text:bookmark-end text:name="__DdeLink__14_1987294386"/> <text:span text:style-name="T4">comment will be saved in article X comments list</text:span></text:p>
          <text:list>
            <text:list-header>
              <text:p text:style-name="P17"><text:span text:style-name="T46">And</text:span><text:span text:style-name="T4"> he will be informed about successful submit</text:span></text:p>
            </text:list-header>
          </text:list>
        </text:list-item>
      </text:list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p text:style-name="P12"><text:span text:style-name="T1"/></text:p>
      <text:p text:style-name="P12"><text:span text:style-name="T1"/></text:p>
      <text:list xml:id="list1231016642" text:continue-numbering="true" text:style-name="L1">
        <text:list-item>
          <text:p text:style-name="P47"><text:span text:style-name="T20">Scenario: </text:span><text:span text:style-name="T24">logged in user try to </text:span><text:span text:style-name="T25">remove previously submitted</text:span><text:span text:style-name="T24"> comment</text:span><text:bookmark-start text:name="__DdeLink__14_19872943862"/></text:p>
          <text:p text:style-name="P10"><text:span text:style-name="T1"/></text:p>
          <text:p text:style-name="P21"><text:span text:style-name="T1">Given </text:span><text:span text:style-name="T4">logged in user named Jack</text:span></text:p>
          <text:list>
            <text:list-header>
              <text:p text:style-name="P21"><text:span text:style-name="T52">And</text:span><text:span text:style-name="T11"> Jack is the comment C owner</text:span></text:p>
            </text:list-header>
          </text:list>
          <text:p text:style-name="P10"><text:span text:style-name="T37">When</text:span><text:span text:style-name="T1"> </text:span><text:span text:style-name="T46">Jack try to </text:span><text:span text:style-name="T52">remove</text:span><text:span text:style-name="T46"> </text:span><text:span text:style-name="T52">the </text:span><text:span text:style-name="T46">comment <text:s/></text:span><text:span text:style-name="T52">C </text:span><text:span text:style-name="T46">for </text:span><text:span text:style-name="T52">the </text:span><text:span text:style-name="T46">article X</text:span></text:p>
          <text:p text:style-name="P21">Then<text:bookmark-end text:name="__DdeLink__14_19872943862"/> <text:span text:style-name="T4">comment </text:span><text:span text:style-name="T11">C</text:span><text:span text:style-name="T4"> will be </text:span><text:span text:style-name="T11">removed</text:span><text:span text:style-name="T4"> </text:span><text:span text:style-name="T11">from</text:span><text:span text:style-name="T4"> article X comments list</text:span></text:p>
          <text:list text:continue-numbering="true">
            <text:list-header>
              <text:p text:style-name="P34"><text:span text:style-name="T24">And</text:span><text:span text:style-name="T18"> he will be informed about successful </text:span><text:span text:style-name="T19">remove action</text:span></text:p>
            </text:list-header>
          </text:list>
          <text:p text:style-name="P46"><text:span text:style-name="T20"/></text:p>
        </text:list-item>
        <text:list-item>
          <text:p text:style-name="P46"><text:bookmark-start text:name="__DdeLink__31_1987294386"/><text:span text:style-name="T20">Scenario: </text:span><text:span text:style-name="T24">logged in user try to rate an article</text:span><text:bookmark-start text:name="__DdeLink__14_19872943861"/></text:p>
          <text:p text:style-name="P6"><text:span text:style-name="T1"/></text:p>
          <text:p text:style-name="P17"><text:span text:style-name="T1">Given </text:span><text:span text:style-name="T4">logged in user named Jack</text:span></text:p>
          <text:p text:style-name="P6"><text:span text:style-name="T37">When</text:span><text:span text:style-name="T1"> </text:span><text:span text:style-name="T46">Jack try to give a score for article X</text:span></text:p>
          <text:p text:style-name="P17">Then<text:bookmark-end text:name="__DdeLink__14_19872943861"/> <text:span text:style-name="T4"><text:s/>new score will be saved in article X scores list</text:span></text:p>
          <text:list>
            <text:list-header>
              <text:p text:style-name="P17"><text:span text:style-name="T46">And</text:span><text:span text:style-name="T4"> he will be informed about successful submit</text:span></text:p>
              <text:p text:style-name="P19"><text:span text:style-name="T48">And</text:span><text:span text:style-name="T6"> he's possible previous score value for article X will be removed </text:span><text:bookmark-end text:name="__DdeLink__31_1987294386"/><text:span text:style-name="T6"><text:s/></text:span></text:p>
            </text:list-header>
          </text:list>
          <text:p text:style-name="P16"><text:span text:style-name="T1"/></text:p>
        </text:list-item>
        <text:list-item>
          <text:p text:style-name="P48"><text:span text:style-name="T20">Scenario: </text:span><text:span text:style-name="T24">logged in user try to </text:span><text:span text:style-name="T26">remove</text:span><text:span text:style-name="T24"> </text:span><text:span text:style-name="T26">previous </text:span><text:span text:style-name="T27">score</text:span><text:span text:style-name="T26"> for an</text:span><text:span text:style-name="T24"> article</text:span><text:bookmark-start text:name="__DdeLink__14_198729438611"/></text:p>
          <text:p text:style-name="P11"><text:span text:style-name="T1"/></text:p>
          <text:p text:style-name="P22"><text:span text:style-name="T1">Given </text:span><text:span text:style-name="T4">logged in user named Jack</text:span></text:p>
          <text:list>
            <text:list-header>
              <text:p text:style-name="P23"><text:span text:style-name="T53">And</text:span><text:span text:style-name="T12"> Jack has scored article X</text:span></text:p>
            </text:list-header>
          </text:list>
          <text:p text:style-name="P11"><text:span text:style-name="T37">When</text:span><text:span text:style-name="T1"> </text:span><text:span text:style-name="T46">Jack try to </text:span><text:span text:style-name="T53">remove his previous</text:span><text:span text:style-name="T46"> score for </text:span><text:span text:style-name="T53">the </text:span><text:span text:style-name="T46">article X</text:span></text:p>
          <text:p text:style-name="P22">Then<text:bookmark-end text:name="__DdeLink__14_198729438611"/> <text:span text:style-name="T4"><text:s/></text:span><text:span text:style-name="T12">the</text:span><text:span text:style-name="T4"> article X scores list </text:span><text:span text:style-name="T12">contains no more Jack's score</text:span></text:p>
          <text:list text:continue-numbering="true">
            <text:list-header>
              <text:p text:style-name="P22"><text:span text:style-name="T46">And</text:span><text:span text:style-name="T4"> he will be informed about successful </text:span><text:span text:style-name="T12">remove</text:span><text:span text:style-name="T6"> </text:span><text:span text:style-name="T12">action</text:span></text:p>
            </text:list-header>
          </text:list>
        </text:list-item>
      </text:list>
      <text:p text:style-name="P12"><text:span text:style-name="T1"/></text:p>
      <text:list xml:id="list2032693096" text:continue-numbering="true" text:style-name="L1">
        <text:list-item>
          <text:p text:style-name="P16"><text:span text:style-name="T35">Scenario: </text:span><text:span text:style-name="T47">registered user apply for author status</text:span></text:p>
          <text:p text:style-name="P4"><text:span text:style-name="T1"/></text:p>
          <text:p text:style-name="P18"><text:span text:style-name="T1">Given </text:span><text:span text:style-name="T4">logged in user named </text:span><text:span text:style-name="T5">Sara</text:span></text:p>
          <text:p text:style-name="P4"><text:span text:style-name="T37">When</text:span><text:span text:style-name="T1"> </text:span><text:span text:style-name="T47">she applies for an author status by filling new author form</text:span></text:p>
          <text:p text:style-name="P16"><text:span text:style-name="T1">Then </text:span><text:span text:style-name="T5">she's profile status will be changed from basic user to author</text:span></text:p>
        </text:list-item>
      </text:list>
      <text:p text:style-name="P29"><text:span text:style-name="T1"><text:tab/><text:tab/></text:span><text:span text:style-name="T41">And</text:span><text:span text:style-name="T4"> </text:span><text:span text:style-name="T5">s</text:span><text:span text:style-name="T4">he will be informed about successful </text:span><text:span text:style-name="T5">change</text:span></text:p>
      <text:p text:style-name="P12"><text:span text:style-name="T1"/></text:p>
      <text:list xml:id="list587882662" text:continue-numbering="true" text:style-name="L1">
        <text:list-item>
          <text:p text:style-name="P19"><text:span text:style-name="T35">Scenario: </text:span><text:span text:style-name="T48">author</text:span><text:span text:style-name="T47"> </text:span><text:span text:style-name="T48">try to post new article on Article website</text:span></text:p>
          <text:p text:style-name="P8"><text:span text:style-name="T1"/></text:p>
          <text:p text:style-name="P19"><text:span text:style-name="T1">Given </text:span><text:span text:style-name="T4">logged in user named </text:span><text:span text:style-name="T5">Sara</text:span></text:p>
          <text:list>
            <text:list-header>
              <text:p text:style-name="P19"><text:span text:style-name="T48">And</text:span><text:span text:style-name="T6"> Sara is accepted as an author for the website</text:span></text:p>
            </text:list-header>
          </text:list>
          <text:p text:style-name="P8"><text:span text:style-name="T37">When</text:span><text:span text:style-name="T1"> </text:span><text:span text:style-name="T47">she </text:span><text:span text:style-name="T48">try to post new article W on the Article website</text:span></text:p>
          <text:p text:style-name="P19"><text:span text:style-name="T1">Then </text:span><text:span text:style-name="T6">article W will be saved in database</text:span></text:p>
        </text:list-item>
      </text:list>
      <text:p text:style-name="P30"><text:span text:style-name="T1"><text:tab/><text:tab/></text:span><text:span text:style-name="T41">And</text:span><text:span text:style-name="T4"> </text:span><text:span text:style-name="T6">author</text:span><text:span text:style-name="T4"> will be informed about successful </text:span><text:span text:style-name="T6">post</text:span></text:p>
      <text:p text:style-name="P30"><text:span text:style-name="T6"/></text:p>
      <text:list xml:id="list1116740515" text:continue-numbering="true" text:style-name="L1">
        <text:list-item>
          <text:p text:style-name="P19"><text:span text:style-name="T35">Scenario: </text:span><text:span text:style-name="T48">author</text:span><text:span text:style-name="T47"> </text:span><text:span text:style-name="T48">try to remove previously posted article </text:span><text:span text:style-name="T50">from the</text:span><text:span text:style-name="T48"> Article website</text:span></text:p>
          <text:p text:style-name="P8"><text:span text:style-name="T1"/></text:p>
          <text:p text:style-name="P19"><text:span text:style-name="T1">Given </text:span><text:span text:style-name="T4">logged in user named </text:span><text:span text:style-name="T5">Sara</text:span></text:p>
          <text:list>
            <text:list-header>
              <text:p text:style-name="P19"><text:span text:style-name="T48">And</text:span><text:span text:style-name="T6"> Sara is accepted as an author for the website</text:span></text:p>
            </text:list-header>
          </text:list>
        </text:list-item>
      </text:list>
      <text:p text:style-name="P24"><text:span text:style-name="T6"><text:tab/> <text:s text:c="5"/></text:span><text:span text:style-name="T48">And</text:span><text:span text:style-name="T6"> Sara is writer of article W</text:span></text:p>
      <text:list xml:id="list1090906434" text:continue-numbering="true" text:style-name="L1">
        <text:list-header>
          <text:p text:style-name="P8"><text:soft-page-break/><text:span text:style-name="T37">When</text:span><text:span text:style-name="T1"> </text:span><text:span text:style-name="T47">she </text:span><text:span text:style-name="T48">try to remove </text:span><text:span text:style-name="T49">the </text:span><text:span text:style-name="T48">article W on the Article website</text:span></text:p>
          <text:p text:style-name="P19"><text:span text:style-name="T1">Then </text:span><text:span text:style-name="T6">article W will be removed from the Article website system forever </text:span></text:p>
        </text:list-header>
      </text:list>
      <text:p text:style-name="P30"><text:span text:style-name="T7"><text:tab/><text:tab/></text:span><text:span text:style-name="T41">And</text:span><text:span text:style-name="T4"> </text:span><text:span text:style-name="T6">author</text:span><text:span text:style-name="T4"> will be informed about successful</text:span><text:span text:style-name="T8"> remove action</text:span></text:p>
      <text:p text:style-name="P30"><text:span text:style-name="T6"><text:tab/><text:tab/></text:span><text:span text:style-name="T42">And</text:span><text:span text:style-name="T6"> all comments related </text:span><text:span text:style-name="T8">to </text:span><text:span text:style-name="T6">article W will be removed</text:span></text:p>
      <text:p text:style-name="P30"><text:span text:style-name="T6"><text:tab/><text:tab/></text:span><text:span text:style-name="T42">And</text:span><text:span text:style-name="T6"> all rating values of Article W will be removed</text:span></text:p>
      <text:p text:style-name="P30"><text:span text:style-name="T6"/></text:p>
      <text:list xml:id="list1126219594" text:continue-numbering="true" text:style-name="L1">
        <text:list-item>
          <text:p text:style-name="P20"><text:span text:style-name="T35">Scenario: </text:span><text:span text:style-name="T48">author</text:span><text:span text:style-name="T47"> </text:span><text:span text:style-name="T48">try to </text:span><text:span text:style-name="T49">suspend</text:span><text:span text:style-name="T50">(hide)</text:span><text:span text:style-name="T49"> </text:span><text:span text:style-name="T48">previously p</text:span><text:span text:style-name="T49">ublished</text:span><text:span text:style-name="T48"> article </text:span></text:p>
          <text:p text:style-name="P9"><text:span text:style-name="T1"/></text:p>
          <text:p text:style-name="P20"><text:span text:style-name="T1">Given </text:span><text:span text:style-name="T4">logged in user named </text:span><text:span text:style-name="T5">Sara</text:span></text:p>
          <text:list>
            <text:list-header>
              <text:p text:style-name="P20"><text:span text:style-name="T48">And</text:span><text:span text:style-name="T6"> Sara is accepted as an author for the website</text:span></text:p>
            </text:list-header>
          </text:list>
        </text:list-item>
      </text:list>
      <text:p text:style-name="P25"><text:span text:style-name="T6"><text:tab/> <text:s text:c="5"/></text:span><text:span text:style-name="T48">And</text:span><text:span text:style-name="T6"> Sara is writer of article W</text:span></text:p>
      <text:list xml:id="list1650015670" text:continue-numbering="true" text:style-name="L1">
        <text:list-header>
          <text:p text:style-name="P9"><text:span text:style-name="T37">When</text:span><text:span text:style-name="T1"> </text:span><text:span text:style-name="T47">she </text:span><text:span text:style-name="T48">try to </text:span><text:span text:style-name="T49">suspend</text:span><text:span text:style-name="T48"> </text:span><text:span text:style-name="T49">the </text:span><text:span text:style-name="T48">article W on the Article website</text:span></text:p>
          <text:p text:style-name="P20"><text:span text:style-name="T1">Then </text:span><text:span text:style-name="T6">article W will be </text:span><text:span text:style-name="T9">put in the</text:span><text:span text:style-name="T6"> </text:span><text:span text:style-name="T8">suspended </text:span><text:span text:style-name="T9">state</text:span><text:span text:style-name="T6"> <text:s/></text:span></text:p>
        </text:list-header>
      </text:list>
      <text:p text:style-name="P31"><text:span text:style-name="T7"><text:tab/> <text:s text:c="7"/></text:span><text:span text:style-name="T41">And</text:span><text:span text:style-name="T4"> </text:span><text:span text:style-name="T6">author</text:span><text:span text:style-name="T4"> will be informed about successful</text:span><text:span text:style-name="T8"> suspend action</text:span></text:p>
      <text:p text:style-name="P31"><text:span text:style-name="T8"><text:tab/> <text:s text:c="7"/></text:span><text:span text:style-name="T43">And</text:span><text:span text:style-name="T8"> author has full access to the article W</text:span></text:p>
      <text:p text:style-name="P31"><text:span text:style-name="T6"><text:tab/> <text:s text:c="7"/></text:span><text:span text:style-name="T42">And</text:span><text:span text:style-name="T6"> all comments related </text:span><text:span text:style-name="T8">to </text:span><text:span text:style-name="T6">article W will be </text:span><text:span text:style-name="T8">hidden from public browsing</text:span></text:p>
      <text:p text:style-name="P32"><text:span text:style-name="T6"><text:tab/> <text:s text:c="7"/></text:span><text:span text:style-name="T42">And</text:span><text:span text:style-name="T6"> all rating values of Article W will be </text:span><text:span text:style-name="T8">hidden from public browsing</text:span></text:p>
      <text:p text:style-name="P32"><text:span text:style-name="T8"/></text:p>
      <text:list xml:id="list1964452460" text:continue-numbering="true" text:style-name="L1">
        <text:list-item>
          <text:p text:style-name="P40"><text:span text:style-name="T28">Scenario: author try to </text:span><text:span text:style-name="T30">set an article in restrict</text:span><text:span text:style-name="T31">ed</text:span><text:span text:style-name="T30"> mode</text:span><text:span text:style-name="T29"> </text:span><text:span text:style-name="T28"><text:s/></text:span></text:p>
          <text:p text:style-name="P40"/>
          <text:p text:style-name="P40"><text:span text:style-name="T36">Given</text:span> <text:span text:style-name="T2">logged in user named Sara</text:span></text:p>
          <text:list>
            <text:list-header>
              <text:p text:style-name="P40"><text:span text:style-name="T36">And</text:span><text:span text:style-name="T2"> Sara is accepted as an author for the website</text:span></text:p>
              <text:p text:style-name="P40"><text:span text:style-name="T36">And</text:span><text:span text:style-name="T2"> Sara is writer of article W</text:span></text:p>
              <text:p text:style-name="P40"><text:span text:style-name="T44">And</text:span><text:span text:style-name="T14"> article W</text:span><text:span text:style-name="T2"> </text:span><text:span text:style-name="T13">is in public/</text:span><text:span text:style-name="T15">suspend</text:span><text:span text:style-name="T13"> mode</text:span></text:p>
            </text:list-header>
          </text:list>
          <text:p text:style-name="P40"><text:span text:style-name="T36">When</text:span> she try to <text:span text:style-name="T54">set restriction mode </text:span><text:span text:style-name="T55">for </text:span>the article W </text:p>
          <text:p text:style-name="P40"><text:span text:style-name="T36">Then</text:span> <text:span text:style-name="T2">article W </text:span><text:span text:style-name="T14">and it's comments and scores</text:span><text:span text:style-name="T2"> will b</text:span><text:span text:style-name="T10">e </text:span><text:span text:style-name="T14">visible</text:span><text:span text:style-name="T10"> </text:span><text:span text:style-name="T14">only by specific link that include <text:tab/>article restriction code </text:span><text:span text:style-name="T2"><text:s/></text:span></text:p>
          <text:list text:continue-numbering="true">
            <text:list-header>
              <text:p text:style-name="P40"><text:span text:style-name="T36">And</text:span><text:span text:style-name="T2"> author will be informed about successful </text:span><text:span text:style-name="T10">republish</text:span><text:span text:style-name="T2"> action</text:span></text:p>
              <text:p text:style-name="P33"><text:span text:style-name="T44">But </text:span><text:span text:style-name="T14">users without proper link</text:span><text:span text:style-name="T8"> </text:span><text:span text:style-name="T14">can't access the</text:span><text:span text:style-name="T8"> article W </text:span><text:span text:style-name="T14">anymore </text:span></text:p>
            </text:list-header>
          </text:list>
        </text:list-item>
      </text:list>
      <text:p text:style-name="P35"><text:span text:style-name="T32"/></text:p>
      <text:list xml:id="list1842786187" text:continue-numbering="true" text:style-name="L1">
        <text:list-item>
          <text:p text:style-name="P36"><text:span text:style-name="T28">Scenario: author try to </text:span><text:span text:style-name="T31">set a</text:span><text:span text:style-name="T29"> previously </text:span><text:span text:style-name="T28">suspend</text:span><text:span text:style-name="T29">ed/</text:span><text:span text:style-name="T31">restricted</text:span><text:span text:style-name="T28"> article </text:span><text:span text:style-name="T31">in public mode</text:span><text:span text:style-name="T28"> </text:span></text:p>
          <text:p text:style-name="P36"/>
          <text:p text:style-name="P36"><text:span text:style-name="T36">Given</text:span> <text:span text:style-name="T2">logged in user named Sara</text:span></text:p>
          <text:list>
            <text:list-header>
              <text:p text:style-name="P36"><text:span text:style-name="T36">And</text:span><text:span text:style-name="T2"> Sara is accepted as an author for the website</text:span></text:p>
              <text:p text:style-name="P36"><text:span text:style-name="T36">And</text:span><text:span text:style-name="T2"> Sara is writer of article W</text:span></text:p>
              <text:p text:style-name="P38"><text:span text:style-name="T44">And</text:span><text:span text:style-name="T14"> article W </text:span><text:span text:style-name="T10">is in suspend/</text:span><text:span text:style-name="T15">restricted</text:span><text:span text:style-name="T10"> state</text:span><text:span text:style-name="T2"> </text:span></text:p>
            </text:list-header>
          </text:list>
          <text:p text:style-name="P36"><text:span text:style-name="T36">When</text:span> she try to <text:span text:style-name="T57">set</text:span> article W <text:span text:style-name="T57">in public mode</text:span></text:p>
          <text:p text:style-name="P36"><text:span text:style-name="T36">Then</text:span> <text:span text:style-name="T2">article W will b</text:span><text:span text:style-name="T10">e </text:span><text:span text:style-name="T16">visible</text:span><text:span text:style-name="T10"> </text:span><text:span text:style-name="T16">for public browsing in</text:span><text:span text:style-name="T10"> Article website</text:span><text:span text:style-name="T2"> </text:span></text:p>
          <text:list text:continue-numbering="true">
            <text:list-header>
              <text:p text:style-name="P36"><text:span text:style-name="T36">And</text:span><text:span text:style-name="T2"> author will be informed about successful </text:span><text:span text:style-name="T10">republish</text:span><text:span text:style-name="T2"> action</text:span></text:p>
              <text:p text:style-name="P36"><text:span text:style-name="T36">And</text:span><text:span text:style-name="T2"> all </text:span><text:span text:style-name="T10">hided </text:span><text:span text:style-name="T2">comments related to article W will be</text:span><text:span text:style-name="T10">come</text:span><text:span text:style-name="T2"> </text:span><text:span text:style-name="T10">visible</text:span><text:span text:style-name="T2"> f</text:span><text:span text:style-name="T10">or</text:span><text:span text:style-name="T2"> public browsing</text:span></text:p>
              <text:p text:style-name="P26">And<text:span text:style-name="T2"> all </text:span><text:span text:style-name="T10">hided </text:span><text:span text:style-name="T2">rating values of Article W will b</text:span><text:span text:style-name="T10">ecome visible</text:span><text:span text:style-name="T2"> f</text:span><text:span text:style-name="T10">or</text:span><text:span text:style-name="T2"> public browsing<text:tab/><text:tab/></text:span></text:p>
            </text:list-header>
          </text:list>
        </text:list-item>
      </text:list>
      <text:p text:style-name="P28"><text:span text:style-name="T2"/></text:p>
      <text:p text:style-name="P41"><text:span text:style-name="T33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oft-page-break/><text:span text:style-name="T14"/></text:p>
      <text:p text:style-name="P41"><text:span text:style-name="T14"/></text:p>
      <text:list xml:id="list260310860" text:continue-numbering="true" text:style-name="L1">
        <text:list-header>
          <text:p text:style-name="P27"><text:span text:style-name="T33"/></text:p>
        </text:list-header>
      </text:list>
      <text:p text:style-name="P28"><text:span text:style-name="T2"/></text:p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09896"/>
    </style:style>
    <style:style style:name="MT1" style:family="text">
      <style:text-properties officeooo:rsid="00209896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avan Soleimanbeigi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van </meta:initial-creator>
    <meta:creation-date>2013-07-23T05:34:25</meta:creation-date>
    <meta:generator>LibreOffice/3.6$Linux_X86_64 LibreOffice_project/360m1$Build-2</meta:generator>
    <dc:date>2013-07-23T09:03:14</dc:date>
    <dc:creator>kavan </dc:creator>
    <meta:editing-duration>PT3H13M35S</meta:editing-duration>
    <meta:editing-cycles>15</meta:editing-cycles>
    <meta:document-statistic meta:table-count="0" meta:image-count="0" meta:object-count="0" meta:page-count="4" meta:paragraph-count="100" meta:word-count="960" meta:character-count="5395" meta:non-whitespace-character-count="4457"/>
  </office:meta>
</office:document-meta>
</file>